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80000028B3140F09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20.99cm" svg:height="27.354cm" draw:z-index="0"><draw:image xlink:href="Pictures/10000201000002580000028B3140F09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é Sandoval</meta:initial-creator>
    <meta:creation-date>2013-05-13T20:43:50</meta:creation-date>
    <dc:date>2013-05-13T20:45:57</dc:date>
    <dc:creator>René Sandoval</dc:creator>
    <meta:editing-duration>PT18S</meta:editing-duration>
    <meta:editing-cycles>2</meta:editing-cycles>
    <meta:generator>LibreOffice/3.5$Linux_X86_64 LibreOffice_project/350m1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